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1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 style:list-style-name="L1"/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Notes for Devs</text:h>
      <text:list xml:id="list3244108838" text:style-name="L1">
        <text:list-item>
          <text:p text:style-name="P1"><text:span text:style-name="Source_20_Text">critical_part</text:span> is optional but powerful — guides Echo’s tone and memory anchoring</text:p>
        </text:list-item>
        <text:list-item>
          <text:p text:style-name="P1"><text:span text:style-name="Source_20_Text">next_session_suggestion</text:span> is a <text:span text:style-name="Strong_20_Emphasis">gentle entry</text:span> — not a forced recall</text:p>
        </text:list-item>
        <text:list-item>
          <text:p text:style-name="P1"><text:span text:style-name="Source_20_Text">auto_clear_after</text:span> defines when Echo lets go and resets emotional context</text:p>
        </text:list-item>
        <text:list-item>
          <text:p text:style-name="P1">Never surface this schema raw to the user — it is <text:span text:style-name="Strong_20_Emphasis">supportive memory</text:span>, not a report</text:p>
        </text:list-item>
      </text:list>
      <text:p text:style-name="Standard"><text:line-break/><text:line-break/>{</text:p>
      <text:p text:style-name="Standard"><text:s text:c="2"/>"user_id": "string (unique user identifier, pseudonymous)",</text:p>
      <text:p text:style-name="Standard"><text:s text:c="2"/>"last_interaction": "ISO 8601 datetime string (e.g., '2024-05-22T11:30:00Z')",</text:p>
      <text:p text:style-name="Standard"><text:s text:c="2"/>"emotional_state": ["string", "..."], <text:s text:c="18"/>// e.g., ["shame", "grief", "shutdown"]</text:p>
      <text:p text:style-name="Standard"><text:s text:c="2"/>"tone_last_used": "string (Echo's tone from last session, e.g., 'witnessing', 'co-regulating')",</text:p>
      <text:p text:style-name="Standard"><text:s text:c="2"/>"vault_last_used": "string (optional title of last inserted vault card)",</text:p>
      <text:p text:style-name="Standard"><text:s text:c="2"/>"critical_part": {</text:p>
      <text:p text:style-name="Standard"><text:s text:c="4"/>"name": "string or null (e.g., 'The Punisher')",</text:p>
      <text:p text:style-name="Standard"><text:s text:c="4"/>"felt_when": "string (context quote or summary)",</text:p>
      <text:p text:style-name="Standard"><text:s text:c="4"/>"echo_response": "string (summary of Echo’s tone or move)"</text:p>
      <text:p text:style-name="Standard"><text:s text:c="2"/>},</text:p>
      <text:p text:style-name="Standard"><text:s text:c="2"/>"next_session_suggestion": {</text:p>
      <text:p text:style-name="Standard"><text:s text:c="4"/>"type": "string (soft_check_in | part_check_in | hope_reentry | sensory_cue_reintro | revisit_progress)",</text:p>
      <text:p text:style-name="Standard"><text:s text:c="4"/>"script": "string (pre-written Echo prompt)"</text:p>
      <text:p text:style-name="Standard"><text:s text:c="2"/>},</text:p>
      <text:p text:style-name="Standard"><text:s text:c="2"/>"auto_clear_after": "string (duration logic: e.g., '3 sessions', '7 days')",</text:p>
      <text:p text:style-name="Standard"><text:s text:c="2"/>"dev_notes": "string (optional internal comment for system use)"</text:p>
      <text:p text:style-name="Standard">}<text:line-break/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1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Times New Roman" fo:font-family="'Times New Roman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Courier New" fo:font-family="'Courier New'" style:font-family-generic="modern" style:font-pitch="fixed" style:font-name-asian="NSimSun1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05-22T10:37:23.899000000</meta:creation-date>
    <meta:generator>Neat_Office/6.2.8.2$Windows_x86 LibreOffice_project/</meta:generator>
    <dc:date>2025-05-22T10:38:08.016000000</dc:date>
    <meta:editing-duration>PT44S</meta:editing-duration>
    <meta:editing-cycles>1</meta:editing-cycles>
    <meta:document-statistic meta:table-count="0" meta:image-count="0" meta:object-count="0" meta:page-count="1" meta:paragraph-count="23" meta:word-count="154" meta:character-count="1256" meta:non-whitespace-character-count="1062"/>
  </office:meta>
</office:document-meta>
</file>